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26a93" officeooo:paragraph-rsid="00080119"/>
    </style:style>
    <style:style style:name="P2" style:family="paragraph" style:parent-style-name="Standard">
      <style:paragraph-properties fo:text-align="justify" style:justify-single-word="false"/>
      <style:text-properties officeooo:rsid="00026a93" officeooo:paragraph-rsid="00026a93"/>
    </style:style>
    <style:style style:name="P3" style:family="paragraph" style:parent-style-name="Standard">
      <style:paragraph-properties fo:text-align="justify" style:justify-single-word="false"/>
      <style:text-properties officeooo:rsid="00026a93" officeooo:paragraph-rsid="0004541b"/>
    </style:style>
    <style:style style:name="P4" style:family="paragraph" style:parent-style-name="Standard">
      <style:paragraph-properties fo:text-align="justify" style:justify-single-word="false"/>
      <style:text-properties officeooo:rsid="00026a93" officeooo:paragraph-rsid="00031cc8"/>
    </style:style>
    <style:style style:name="P5" style:family="paragraph" style:parent-style-name="Standard">
      <style:paragraph-properties fo:text-align="justify" style:justify-single-word="false"/>
      <style:text-properties officeooo:rsid="000614f6" officeooo:paragraph-rsid="000614f6"/>
    </style:style>
    <style:style style:name="P6" style:family="paragraph" style:parent-style-name="Standard">
      <style:paragraph-properties fo:text-align="justify" style:justify-single-word="false"/>
      <style:text-properties officeooo:rsid="000614f6" officeooo:paragraph-rsid="00080119"/>
    </style:style>
    <style:style style:name="P7" style:family="paragraph" style:parent-style-name="Standard">
      <style:paragraph-properties fo:text-align="justify" style:justify-single-word="false"/>
      <style:text-properties officeooo:rsid="0005f8af" officeooo:paragraph-rsid="0005f8af"/>
    </style:style>
    <style:style style:name="P8" style:family="paragraph" style:parent-style-name="Standard">
      <style:paragraph-properties fo:text-align="justify" style:justify-single-word="false"/>
      <style:text-properties officeooo:rsid="00080119" officeooo:paragraph-rsid="00080119"/>
    </style:style>
    <style:style style:name="P9" style:family="paragraph" style:parent-style-name="Standard">
      <style:paragraph-properties fo:text-align="justify" style:justify-single-word="false"/>
      <style:text-properties officeooo:rsid="0009317a" officeooo:paragraph-rsid="0009317a"/>
    </style:style>
    <style:style style:name="P10" style:family="paragraph" style:parent-style-name="Standard">
      <style:paragraph-properties fo:text-align="justify" style:justify-single-word="false"/>
      <style:text-properties officeooo:rsid="0009833a" officeooo:paragraph-rsid="0009833a"/>
    </style:style>
    <style:style style:name="P11" style:family="paragraph" style:parent-style-name="Standard">
      <style:paragraph-properties fo:text-align="justify" style:justify-single-word="false"/>
      <style:text-properties officeooo:rsid="000b1141" officeooo:paragraph-rsid="000b1141"/>
    </style:style>
    <style:style style:name="P12" style:family="paragraph" style:parent-style-name="Standard">
      <style:paragraph-properties fo:text-align="justify" style:justify-single-word="false"/>
      <style:text-properties officeooo:rsid="000c7a2d" officeooo:paragraph-rsid="000c7a2d"/>
    </style:style>
    <style:style style:name="P13" style:family="paragraph" style:parent-style-name="Standard">
      <style:paragraph-properties fo:text-align="justify" style:justify-single-word="false"/>
      <style:text-properties fo:font-weight="bold" officeooo:rsid="0009317a" officeooo:paragraph-rsid="0009317a" style:font-weight-asian="bold" style:font-weight-complex="bold"/>
    </style:style>
    <style:style style:name="P14" style:family="paragraph" style:parent-style-name="Standard">
      <style:paragraph-properties fo:text-align="justify" style:justify-single-word="false"/>
      <style:text-properties fo:font-weight="bold" officeooo:rsid="00026a93" officeooo:paragraph-rsid="0004541b" style:font-weight-asian="bold" style:font-weight-complex="bold"/>
    </style:style>
    <style:style style:name="P15" style:family="paragraph" style:parent-style-name="Standard">
      <style:paragraph-properties fo:text-align="justify" style:justify-single-word="false"/>
      <style:text-properties fo:font-weight="bold" officeooo:rsid="00026a93" officeooo:paragraph-rsid="00026a93" style:font-weight-asian="bold" style:font-weight-complex="bold"/>
    </style:style>
    <style:style style:name="P16" style:family="paragraph" style:parent-style-name="Standard">
      <style:paragraph-properties fo:text-align="justify" style:justify-single-word="false"/>
      <style:text-properties fo:font-weight="bold" officeooo:rsid="0004541b" officeooo:paragraph-rsid="0004541b" style:font-weight-asian="bold" style:font-weight-complex="bold"/>
    </style:style>
    <style:style style:name="P17" style:family="paragraph" style:parent-style-name="Standard">
      <style:paragraph-properties fo:text-align="justify" style:justify-single-word="false"/>
      <style:text-properties fo:font-weight="bold" officeooo:rsid="0000cde5" officeooo:paragraph-rsid="0000cde5" style:font-weight-asian="bold" style:font-weight-complex="bold"/>
    </style:style>
    <style:style style:name="P18" style:family="paragraph" style:parent-style-name="Standard">
      <style:paragraph-properties fo:text-align="justify" style:justify-single-word="false"/>
      <style:text-properties fo:font-weight="bold" officeooo:rsid="0005f8af" officeooo:paragraph-rsid="0005f8af" style:font-weight-asian="bold" style:font-weight-complex="bold"/>
    </style:style>
    <style:style style:name="P19" style:family="paragraph" style:parent-style-name="Standard">
      <style:paragraph-properties fo:text-align="justify" style:justify-single-word="false"/>
      <style:text-properties fo:font-weight="bold" officeooo:rsid="000614f6" officeooo:paragraph-rsid="000614f6" style:font-weight-asian="bold" style:font-weight-complex="bold"/>
    </style:style>
    <style:style style:name="P20" style:family="paragraph" style:parent-style-name="Standard">
      <style:paragraph-properties fo:text-align="justify" style:justify-single-word="false"/>
      <style:text-properties fo:font-weight="bold" officeooo:rsid="00080119" officeooo:paragraph-rsid="00080119" style:font-weight-asian="bold" style:font-weight-complex="bold"/>
    </style:style>
    <style:style style:name="P21" style:family="paragraph" style:parent-style-name="Standard">
      <style:paragraph-properties fo:text-align="justify" style:justify-single-word="false"/>
      <style:text-properties fo:font-weight="bold" officeooo:rsid="0009833a" officeooo:paragraph-rsid="0009833a" style:font-weight-asian="bold" style:font-weight-complex="bold"/>
    </style:style>
    <style:style style:name="P22" style:family="paragraph" style:parent-style-name="Standard">
      <style:paragraph-properties fo:text-align="justify" style:justify-single-word="false"/>
      <style:text-properties fo:font-weight="bold" officeooo:rsid="000b1141" officeooo:paragraph-rsid="000b1141" style:font-weight-asian="bold" style:font-weight-complex="bold"/>
    </style:style>
    <style:style style:name="P23" style:family="paragraph" style:parent-style-name="Standard">
      <style:paragraph-properties fo:text-align="center" style:justify-single-word="false"/>
      <style:text-properties fo:font-size="16.5pt" fo:font-weight="bold" officeooo:rsid="000c7a2d" officeooo:paragraph-rsid="000c7a2d" style:font-size-asian="16.5pt" style:font-weight-asian="bold" style:font-size-complex="16.5pt" style:font-weight-complex="bold"/>
    </style:style>
    <style:style style:name="P24" style:family="paragraph" style:parent-style-name="Standard">
      <style:paragraph-properties fo:text-align="justify" style:justify-single-word="false"/>
      <style:text-properties officeooo:rsid="000d71b2" officeooo:paragraph-rsid="000d71b2"/>
    </style:style>
    <style:style style:name="P25" style:family="paragraph" style:parent-style-name="Standard">
      <style:paragraph-properties fo:text-align="justify" style:justify-single-word="false"/>
      <style:text-properties officeooo:paragraph-rsid="0009317a"/>
    </style:style>
    <style:style style:name="P26" style:family="paragraph" style:parent-style-name="Standard">
      <style:paragraph-properties fo:text-align="justify" style:justify-single-word="false"/>
      <style:text-properties officeooo:rsid="000e00dc" officeooo:paragraph-rsid="000e00dc"/>
    </style:style>
    <style:style style:name="P27" style:family="paragraph" style:parent-style-name="Standard">
      <style:paragraph-properties fo:text-align="justify" style:justify-single-word="false"/>
      <style:text-properties officeooo:rsid="00136333" officeooo:paragraph-rsid="00136333"/>
    </style:style>
    <style:style style:name="P28" style:family="paragraph" style:parent-style-name="Standard">
      <style:paragraph-properties fo:text-align="justify" style:justify-single-word="false"/>
      <style:text-properties officeooo:rsid="001410da" officeooo:paragraph-rsid="001410da"/>
    </style:style>
    <style:style style:name="P29" style:family="paragraph" style:parent-style-name="Standard">
      <style:paragraph-properties fo:text-align="justify" style:justify-single-word="false"/>
      <style:text-properties officeooo:rsid="0000cde5" officeooo:paragraph-rsid="0004541b"/>
    </style:style>
    <style:style style:name="P30" style:family="paragraph" style:parent-style-name="Standard">
      <style:paragraph-properties fo:text-align="justify" style:justify-single-word="false"/>
      <style:text-properties officeooo:rsid="0000cde5" officeooo:paragraph-rsid="0000cde5"/>
    </style:style>
    <style:style style:name="P31" style:family="paragraph" style:parent-style-name="Standard">
      <style:paragraph-properties fo:text-align="justify" style:justify-single-word="false"/>
      <style:text-properties officeooo:rsid="0000cde5" officeooo:paragraph-rsid="0005f8af"/>
    </style:style>
    <style:style style:name="P32" style:family="paragraph" style:parent-style-name="Standard">
      <style:paragraph-properties fo:text-align="justify" style:justify-single-word="false"/>
      <style:text-properties officeooo:rsid="0004541b" officeooo:paragraph-rsid="0004541b"/>
    </style:style>
    <style:style style:name="P33" style:family="paragraph" style:parent-style-name="Standard">
      <style:paragraph-properties fo:text-align="justify" style:justify-single-word="false"/>
      <style:text-properties officeooo:rsid="0004541b" officeooo:paragraph-rsid="0000cde5"/>
    </style:style>
    <style:style style:name="T1" style:family="text">
      <style:text-properties officeooo:rsid="00031cc8"/>
    </style:style>
    <style:style style:name="T2" style:family="text">
      <style:text-properties officeooo:rsid="0004541b"/>
    </style:style>
    <style:style style:name="T3" style:family="text">
      <style:text-properties officeooo:rsid="0005f8af"/>
    </style:style>
    <style:style style:name="T4" style:family="text">
      <style:text-properties officeooo:rsid="00080119"/>
    </style:style>
    <style:style style:name="T5" style:family="text">
      <style:text-properties officeooo:rsid="000614f6"/>
    </style:style>
    <style:style style:name="T6" style:family="text">
      <style:text-properties officeooo:rsid="000d71b2"/>
    </style:style>
    <style:style style:name="T7" style:family="text">
      <style:text-properties officeooo:rsid="000e00dc"/>
    </style:style>
    <style:style style:name="T8" style:family="text">
      <style:text-properties officeooo:rsid="000ffc92"/>
    </style:style>
    <style:style style:name="T9" style:family="text">
      <style:text-properties officeooo:rsid="00108c0a"/>
    </style:style>
    <style:style style:name="T10" style:family="text">
      <style:text-properties officeooo:rsid="001410da"/>
    </style:style>
    <style:style style:name="T11" style:family="text">
      <style:text-properties fo:font-style="normal" style:font-style-asian="normal" style:font-style-complex="normal"/>
    </style:style>
    <style:style style:name="T12" style:family="text">
      <style:text-properties officeooo:rsid="0014fd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Benchmark di <text:span text:style-name="T6">funzioni</text:span> <text:span text:style-name="T6">che</text:span> controlla<text:span text:style-name="T6">no</text:span> se una stringa è palindroma</text:p>
      <text:p text:style-name="P1"/>
      <text:p text:style-name="P12">Dato un std::vector contenente 4 stringhe (una corta non palindroma ed una palindroma, una lunga non palindroma ed una palindroma), su ciascuna di essa <text:span text:style-name="T6">sono </text:span>stat<text:span text:style-name="T6">i</text:span> richiamat<text:span text:style-name="T6">i dei m</text:span>etod<text:span text:style-name="T6">i</text:span> per controllare se fosse palindroma o meno.</text:p>
      <text:p text:style-name="P24">La prima funzione checkPalindrome_v1 confronta <text:span text:style-name="T9">con</text:span> un ciclo <text:span text:style-name="T11">for</text:span> la lettera più a sinistra con quella più a destra, <text:span text:style-name="T9">scorrendo quindi tutta la stringa carattere per carattere</text:span>.</text:p>
      <text:p text:style-name="P24"><text:span text:style-name="T7">Nell</text:span>a seconda funzione checkPalindrome_v2 <text:span text:style-name="T7">viene costruita una seconda stringa inversa rispetto a quella passata grazie agli iteratori inversi rbegin e rend chiamati sulla stringa passata come parametro. La stringa inversa viene poi confrontata con la stringa originale.</text:span></text:p>
      <text:p text:style-name="P26">La terza funzione checkPalindrome_v3 usa il metodo equal di STL per controllare la metà iniziale della stringa <text:span text:style-name="T8">(passata come parametro) </text:span>con la sua fine grazie all’iteratore <text:span text:style-name="T8">inverso </text:span>rbegin.</text:p>
      <text:p text:style-name="P27">Abbiamo poi eseguito un benchmark delle tre funzioni per verificare quanto tempo è stato necessario per l’esecuzione di ciascuna, <text:span text:style-name="T10">aumentando progressivamente il numero di iterazioni del loop di ciascuna funzione (numero di iterazioni definito nella costante BENCH_ITERATIONS)</text:span>.</text:p>
      <text:p text:style-name="P26"/>
      <text:p text:style-name="P1">BENCH_ITERATIONS = <text:span text:style-name="T4">1</text:span>00</text:p>
      <text:p text:style-name="P9">T1: 1.584</text:p>
      <text:p text:style-name="P9">T2: 1.533</text:p>
      <text:p text:style-name="P13">T3: 1.507</text:p>
      <text:p text:style-name="P1"/>
      <text:p text:style-name="P2">BENCH_ITERATIONS = 200</text:p>
      <text:p text:style-name="P2">T1: 3.256</text:p>
      <text:p text:style-name="P2">T2: 2.388</text:p>
      <text:p text:style-name="P14">T3: 2.204</text:p>
      <text:p text:style-name="P29"/>
      <text:p text:style-name="P2">BENCH_ITERATIONS = 250</text:p>
      <text:p text:style-name="P2">T1: 3.303</text:p>
      <text:p text:style-name="P2">T2: 3.217</text:p>
      <text:p text:style-name="P14">T3: 2.886</text:p>
      <text:p text:style-name="P29"/>
      <text:p text:style-name="P2">BENCH_ITERATIONS = 500</text:p>
      <text:p text:style-name="P2">T1: 8.589</text:p>
      <text:p text:style-name="P15">T2: 8.781</text:p>
      <text:p text:style-name="P2">T3: 8.788</text:p>
      <text:p text:style-name="P2"/>
      <text:p text:style-name="P3">BENCH_ITERATIONS = <text:span text:style-name="T2">60</text:span>0</text:p>
      <text:p text:style-name="P32">T1: 7.963</text:p>
      <text:p text:style-name="P32">T2: 6.928</text:p>
      <text:p text:style-name="P16">T3: 6.101</text:p>
      <text:p text:style-name="P32"/>
      <text:p text:style-name="P4">BENCH_ITERATIONS = <text:span text:style-name="T1">75</text:span>0</text:p>
      <text:p text:style-name="P32">T1: 10.669</text:p>
      <text:p text:style-name="P32">T2: 8.057</text:p>
      <text:p text:style-name="P16">T3: 6.156</text:p>
      <text:p text:style-name="P32"/>
      <text:p text:style-name="P29">BENCH_ITERATIONS = 1000</text:p>
      <text:p text:style-name="P30">T1: 13.159</text:p>
      <text:p text:style-name="P30">T2: 7.606</text:p>
      <text:p text:style-name="P17">T3: 3.064</text:p>
      <text:p text:style-name="P33"/>
      <text:p text:style-name="P31">BENCH_ITERATIONS = 1<text:span text:style-name="T3">5</text:span>00</text:p>
      <text:p text:style-name="P7"><text:soft-page-break/>T1: 8.681</text:p>
      <text:p text:style-name="P18">T2: 4.642</text:p>
      <text:p text:style-name="P7">T3: 5.58</text:p>
      <text:p text:style-name="P7"/>
      <text:p text:style-name="P5">BENCH_ITERATIONS = 2500</text:p>
      <text:p text:style-name="P5">T1: 39.939</text:p>
      <text:p text:style-name="P5">T2: 10.251</text:p>
      <text:p text:style-name="P19">T3: 10.141</text:p>
      <text:p text:style-name="P5"/>
      <text:p text:style-name="P6">BENCH_ITERATIONS = <text:span text:style-name="T4">50</text:span>00</text:p>
      <text:p text:style-name="P8">T1: 33.67</text:p>
      <text:p text:style-name="P20">T2: 13.016</text:p>
      <text:p text:style-name="P8">T3: 16.494</text:p>
      <text:p text:style-name="P8"/>
      <text:p text:style-name="P25"><text:span text:style-name="T5">BENCH_ITERATIONS = </text:span>10000</text:p>
      <text:p text:style-name="P10">T1: 55.897</text:p>
      <text:p text:style-name="P10">T2: 34.411</text:p>
      <text:p text:style-name="P21">T3: 30.451</text:p>
      <text:p text:style-name="P10"/>
      <text:p text:style-name="P10"><text:span text:style-name="T5">BENCH_ITERATIONS = </text:span>50000</text:p>
      <text:p text:style-name="P11">T1: 188.139</text:p>
      <text:p text:style-name="P22">T2: 166.598</text:p>
      <text:p text:style-name="P11">T3: 166.792</text:p>
      <text:p text:style-name="P11"/>
      <text:p text:style-name="P28">Notiamo che nella maggior parte dei casi il metodo più efficiente è il terzo quindi il controllo della prima metà della stringa con la seconda metà invertita. In alcuni casi è più efficiente il secondo metodo, ovvero il confronto della stringa passata con la stringa costruita con gli iteratori inversi della prima. In nessun caso la prima funzione, ovvero il controllo carattere per carattere, è più efficiente degli altri due metodi.</text:p>
      <text:p text:style-name="P28">Il terzo metodo è più efficace in quanto confronta due metà della stringa (la prima metà e la seconda invertita) contemporaneamente, al contrario del secondo metodo che deve prima costruire l’intera stringa inversa e in seguito confrontarla alla stringa originale. <text:span text:style-name="T12">Il primo metodo è il meno efficiente perché deve controllare la stringa carattere per carattere.</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2:07:36.115000000</meta:creation-date>
    <dc:date>2017-06-05T15:29:04.805000000</dc:date>
    <meta:editing-duration>PT1H3M9S</meta:editing-duration>
    <meta:editing-cycles>15</meta:editing-cycles>
    <meta:generator>LibreOffice/5.1.6.2$Windows_X86_64 LibreOffice_project/07ac168c60a517dba0f0d7bc7540f5afa45f0909</meta:generator>
    <meta:document-statistic meta:table-count="0" meta:image-count="0" meta:object-count="0" meta:page-count="2" meta:paragraph-count="56" meta:word-count="409" meta:character-count="2606" meta:non-whitespace-character-count="2253"/>
  </office:meta>
</office:document-meta>
</file>